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f pro text" svg:font-family="'sf pro text', apple-system, system-ui, Roboto, 'segoe ui', Helvetica, Arial, sans-serif, 'apple color emoji', 'segoe ui emoji', 'segoe ui symbol'" style:font-charset="x-symbo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516in" style:contextual-spacing="false" fo:orphans="2" fo:widows="2" fo:text-indent="0in" style:auto-text-indent="false"/>
      <style:text-properties fo:font-variant="normal" fo:text-transform="none" fo:color="#29303b" loext:opacity="100%" style:font-name="sf pro text" fo:font-size="9.80000019073486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.1516in" style:contextual-spacing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.1819in" style:contextual-spacing="false" fo:line-height="128%" fo:orphans="2" fo:widows="2" fo:text-indent="0in" style:auto-text-indent="false"/>
    </style:style>
    <style:style style:name="P4" style:family="paragraph" style:parent-style-name="Text_20_body">
      <style:paragraph-properties fo:margin-left="0.3638in" fo:margin-right="0.3638in" fo:margin-top="0in" fo:margin-bottom="0.1516in" style:contextual-spacing="false" fo:text-indent="0in" style:auto-text-indent="false"/>
    </style:style>
    <style:style style:name="P5" style:family="paragraph" style:parent-style-name="Text_20_body">
      <style:paragraph-properties fo:margin-left="0.3638in" fo:margin-right="0.3638in" fo:margin-top="0in" fo:margin-bottom="0.1516in" style:contextual-spacing="false" fo:text-indent="0in" style:auto-text-indent="false"/>
      <style:text-properties fo:font-size="9.80000019073486pt" fo:background-color="#ffffff" loext:padding="0in" loext:border="none"/>
    </style:style>
    <style:style style:name="P6" style:family="paragraph" style:parent-style-name="Text_20_body" style:list-style-name="L1">
      <style:paragraph-properties fo:margin-left="0.3638in" fo:margin-right="0.3638in" fo:margin-top="0in" fo:margin-bottom="0.1516in" style:contextual-spacing="false" fo:text-indent="0in" style:auto-text-indent="false"/>
      <style:text-properties fo:font-size="9.80000019073486pt" fo:background-color="#ffffff" loext:padding="0in" loext:border="none"/>
    </style:style>
    <style:style style:name="P7" style:family="paragraph" style:parent-style-name="Text_20_body" style:list-style-name="L1">
      <style:paragraph-properties fo:margin-left="0.3638in" fo:margin-right="0.3638in" fo:margin-top="0in" fo:margin-bottom="0.1516in" style:contextual-spacing="false" fo:text-indent="0in" style:auto-text-indent="false"/>
    </style:style>
    <style:style style:name="P8" style:family="paragraph" style:parent-style-name="Text_20_body" style:list-style-name="L2">
      <style:paragraph-properties fo:margin-left="0.3638in" fo:margin-right="0.3638in" fo:margin-top="0in" fo:margin-bottom="0.0756in" style:contextual-spacing="false" fo:text-indent="0in" style:auto-text-indent="false" fo:padding="0in" fo:border="none"/>
    </style:style>
    <style:style style:name="P9" style:family="paragraph" style:parent-style-name="Text_20_body">
      <style:paragraph-properties fo:margin-left="0.3638in" fo:margin-right="0.3638in" fo:margin-top="0.1217in" fo:margin-bottom="0.1217in" style:contextual-spacing="false" fo:text-indent="0in" style:auto-text-indent="false"/>
      <style:text-properties fo:font-size="13.1000003814697pt" fo:font-weight="normal" fo:background-color="#ffffff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1" style:family="paragraph" style:parent-style-name="Text_20_body">
      <style:paragraph-properties fo:margin-left="0in" fo:margin-right="0in" fo:margin-top="0in" fo:margin-bottom="0.1819in" style:contextual-spacing="false" fo:line-height="128%" fo:orphans="2" fo:widows="2" fo:text-indent="0in" style:auto-text-indent="false"/>
      <style:text-properties fo:font-size="9.80000019073486pt" fo:background-color="#ffffff" loext:padding="0in" loext:border="none"/>
    </style:style>
    <style:style style:name="T1" style:family="text">
      <style:text-properties fo:font-variant="normal" fo:text-transform="none" fo:color="#29303b" loext:opacity="100%" style:font-name="sf pro text" fo:font-size="9.80000019073486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29303b" loext:opacity="100%" style:font-name="sf pro text" fo:font-size="9.80000019073486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7791" loext:opacity="100%" style:text-line-through-style="none" style:text-line-through-type="none" style:font-name="sf pro text" fo:font-size="9.80000019073486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ec5252" loext:opacity="100%" style:font-name="sfmono-regular" fo:font-size="8.75pt" fo:letter-spacing="normal" fo:font-style="normal" fo:font-weight="normal" fo:background-color="#f2f3f5" loext:char-shading-value="0" loext:padding-left="0.0307in" loext:padding-right="0in" loext:padding-top="0.0193in" loext:padding-bottom="0.0193in" loext:border-left="0.06pt solid #dedfe0" loext:border-right="none" loext:border-top="0.06pt solid #dedfe0" loext:border-bottom="0.06pt solid #dedfe0"/>
    </style:style>
    <style:style style:name="T5" style:family="text">
      <style:text-properties fo:font-variant="normal" fo:text-transform="none" fo:color="#ec5252" loext:opacity="100%" style:font-name="sfmono-regular" fo:font-size="8.75pt" fo:letter-spacing="normal" fo:font-style="normal" fo:font-weight="bold" fo:background-color="#f2f3f5" loext:char-shading-value="0" loext:padding-left="0.0307in" loext:padding-right="0in" loext:padding-top="0.0193in" loext:padding-bottom="0.0193in" loext:border-left="0.06pt solid #dedfe0" loext:border-right="none" loext:border-top="0.06pt solid #dedfe0" loext:border-bottom="0.06pt solid #dedfe0"/>
    </style:style>
    <style:style style:name="T6" style:family="text">
      <style:text-properties fo:font-size="9.80000019073486pt" fo:font-weight="bold" fo:background-color="#ffffff" loext:char-shading-value="0" loext:padding="0in" loext:border="none"/>
    </style:style>
    <style:style style:name="T7" style:family="text">
      <style:text-properties fo:font-size="9.80000019073486pt" fo:background-color="#ffffff" loext:char-shading-value="0" loext:padding="0in" loext:border="none"/>
    </style:style>
    <style:style style:name="T8" style:family="text">
      <style:text-properties fo:color="#007791" loext:opacity="100%" style:text-line-through-style="none" style:text-line-through-type="none" style:text-underline-style="none" fo:font-weight="normal" style:text-blinking="false" fo:background-color="#f7f8fa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i!</text:p>
      <text:p text:style-name="P5">If you skipped over the React app that was built in this section, here is what you should do:</text:p>
      <text:list xml:id="list3276191009" text:style-name="L1">
        <text:list-item>
          <text:p text:style-name="P6">Close Skaffold down by pressing Control-C in the terminal window that is running it.</text:p>
        </text:list-item>
        <text:list-item>
          <text:p text:style-name="P6">Download the zip file attached to this lecture</text:p>
        </text:list-item>
        <text:list-item>
          <text:p text:style-name="P6">Extract the ‘client’ folder into your root project directory</text:p>
        </text:list-item>
        <text:list-item>
          <text:p text:style-name="P6">Extract the ‘skaffold.yaml’ file into your root project directory</text:p>
        </text:list-item>
        <text:list-item>
          <text:p text:style-name="P6">Extract all the files in the ‘infra/k8s/’ directory into your project’s ‘infra/k8s’ directory</text:p>
        </text:list-item>
        <text:list-item>
          <text:p text:style-name="P7"><text:span text:style-name="Strong_20_Emphasis"><text:span text:style-name="T6">Step to do only if you are running Docker/Kubernetes on your local machine (if you are using Google Cloud then skip this)</text:span></text:span></text:p>
          <text:list>
            <text:list-item>
              <text:p text:style-name="P6">Change into the ‘client’ directory at your terminal</text:p>
            </text:list-item>
            <text:list-item>
              <text:p text:style-name="P6">Run ‘docker build -t YOURDOCKERID/client .’</text:p>
            </text:list-item>
            <text:list-item>
              <text:p text:style-name="P6">Run ‘docker push YOURDOCKERID/client’</text:p>
            </text:list-item>
          </text:list>
        </text:list-item>
        <text:list-item>
          <text:p text:style-name="P6">Change back to the root project directory.</text:p>
        </text:list-item>
        <text:list-item>
          <text:p text:style-name="P6">Run ‘skaffold dev’</text:p>
        </text:list-item>
      </text:list>
      <text:p text:style-name="P4"><text:span text:style-name="T7">Give skaffold a little time to start up. You should then be able to access the app in your browser at </text:span><text:span text:style-name="Emphasis"><text:span text:style-name="T7">ticketing.dev</text:span></text:span><text:span text:style-name="T7">.</text:span></text:p>
      <text:p text:style-name="P9">Resources for this lecture</text:p>
      <text:list xml:id="list753726969" text:style-name="L2">
        <text:list-item>
          <text:p text:style-name="P8"><text:a xlink:type="simple" xlink:href="javascript:void(0)" text:style-name="Internet_20_link" text:visited-style-name="Visited_20_Internet_20_Link"><text:span text:style-name="T8">034_-_client.zip</text:span></text:a></text:p>
        </text:list-item>
      </text:list>
      <text:p text:style-name="P10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f pro text" svg:font-family="'sf pro text', apple-system, system-ui, Roboto, 'segoe ui', Helvetica, Arial, sans-serif, 'apple color emoji', 'segoe ui emoji', 'segoe ui symbol'" style:font-charset="x-symbo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9T14:58:09.386692119</meta:creation-date>
    <dc:date>2020-12-20T12:41:21.801195936</dc:date>
    <meta:editing-duration>PT27S</meta:editing-duration>
    <meta:editing-cycles>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16" meta:word-count="162" meta:character-count="937" meta:non-whitespace-character-count="803"/>
  </office:meta>
</office:document-meta>
</file>